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5.4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ynth Complexities</text:p>
          </table:table-cell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 office:value-type="string" calcext:value-type="string">
            <text:p>Image Display</text:p>
          </table:table-cell>
          <table:table-cell office:value-type="string" calcext:value-type="string">
            <text:p>Static shapes or colours displayed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 office:value-type="string" calcext:value-type="string">
            <text:p>Animation Display</text:p>
          </table:table-cell>
          <table:table-cell office:value-type="string" calcext:value-type="string">
            <text:p>Changing colours or moving imag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Vacuum Formed</text:p>
          </table:table-cell>
          <table:table-cell office:value-type="string" calcext:value-type="string">
            <text:p>Vacuum formed visor using base 3mm polycarbonate sheet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Anti-scratch Coating</text:p>
          </table:table-cell>
          <table:table-cell office:value-type="string" calcext:value-type="string">
            <text:p>Anti-scratch polyurethane coating on vacuum formed visor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Bezel Emplacement</text:p>
          </table:table-cell>
          <table:table-cell office:value-type="string" calcext:value-type="string">
            <text:p>Visor edge is creased over and the substructure buffers the visor edg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held magnetically attached substructure allows quick hotswapping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Jaw Hing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braced jaw hinge with a magnetic disk which acts like a hinge pi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Optic Fiber Freckles</text:p>
          </table:table-cell>
          <table:table-cell office:value-type="string" calcext:value-type="string">
            <text:p>Optic fiber inlaid within the plastic to achieve a starry effect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Head Foam Padding</text:p>
          </table:table-cell>
          <table:table-cell office:value-type="string" calcext:value-type="string">
            <text:p>Comfortable replaceable padding made of foam attached to the inner shell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urface Lighting</text:p>
          </table:table-cell>
          <table:table-cell office:value-type="string" calcext:value-type="string">
            <text:p>Edge Lighting</text:p>
          </table:table-cell>
          <table:table-cell office:value-type="string" calcext:value-type="string">
            <text:p>Acrylic or transparent materials used to carry light to the edges of surfaces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urface Lighting</text:p>
          </table:table-cell>
          <table:table-cell office:value-type="string" calcext:value-type="string">
            <text:p>Panel Under-glow</text:p>
          </table:table-cell>
          <table:table-cell office:value-type="string" calcext:value-type="string">
            <text:p>Lights are placed beneath or within the plastic shell to allow glowing within the shell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Eye Display</text:p>
          </table:table-cell>
          <table:table-cell office:value-type="string" calcext:value-type="string">
            <text:p>Can display animations, emotions &amp; statuses through sub-visor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Fin Status Lights</text:p>
          </table:table-cell>
          <table:table-cell office:value-type="string" calcext:value-type="string">
            <text:p>Usually for Battery Indication or other custom animatio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Neck Scale Lights</text:p>
          </table:table-cell>
          <table:table-cell office:value-type="string" calcext:value-type="string">
            <text:p>Animations tide with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Tongue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Maw Top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Flick Touch Detectors</text:p>
          </table:table-cell>
          <table:table-cell office:value-type="string" calcext:value-type="string">
            <text:p>TOF sensor to detect touches, flicks and tap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3:Sheet1.E1048576 Sheet1.F4:Sheet1.F1048576 Sheet1.G3:Sheet1.G1048576 Sheet1.F3:Sheet1.F3">
            <calcext:condition calcext:apply-style-name="Untitled1" calcext:value="contains-text(&quot;Included&quot;)" calcext:base-cell-address="Sheet1.E3"/>
          </calcext:conditional-format>
          <calcext:conditional-format calcext:target-range-address="Sheet1.E3:Sheet1.E1048576 Sheet1.F4:Sheet1.F1048576 Sheet1.G3:Sheet1.G1048576 Sheet1.F3:Sheet1.F3">
            <calcext:condition calcext:apply-style-name="Untitled2" calcext:value="contains-text(&quot;Excluded&quot;)" calcext:base-cell-address="Sheet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dde8cb" style:diagonal-bl-tr="none" style:diagonal-tl-br="none"/>
    </style:style>
    <style:style style:name="Untitled2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4:23:06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8T14:25:16.530000000</dc:date>
    <meta:editing-duration>PT5H8M47S</meta:editing-duration>
    <meta:editing-cycles>9</meta:editing-cycles>
    <meta:generator>LibreOffice/24.8.4.2$Windows_X86_64 LibreOffice_project/bb3cfa12c7b1bf994ecc5649a80400d06cd71002</meta:generator>
    <meta:document-statistic meta:table-count="1" meta:cell-count="170" meta:object-count="0"/>
  </office:meta>
</office:document-meta>
</file>